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SimdSum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540901" calcext:value-type="float">
            <text:p>5.41E-06</text:p>
          </table:table-cell>
          <table:table-cell table:style-name="ce1" office:value-type="float" office:value="0.00000361202" calcext:value-type="float">
            <text:p>3.61E-06</text:p>
          </table:table-cell>
          <table:table-cell table:formula="of:=[.B2]/[.C2]" office:value-type="float" office:value="1.49750278237662" calcext:value-type="float">
            <text:p>1.4975027824</text:p>
          </table:table-cell>
          <table:table-cell table:style-name="ce1" office:value-type="float" office:value="0.00000376796" calcext:value-type="float">
            <text:p>3.77E-06</text:p>
          </table:table-cell>
          <table:table-cell table:style-name="ce1" office:value-type="float" office:value="0.00000186497" calcext:value-type="float">
            <text:p>1.86E-06</text:p>
          </table:table-cell>
          <table:table-cell table:formula="of:=[.E2]/[.F2]" office:value-type="float" office:value="2.02038638691239" calcext:value-type="float">
            <text:p>2.0203863869</text:p>
          </table:table-cell>
        </table:table-row>
        <table:table-row table:style-name="ro1">
          <table:table-cell table:formula="of:=[.A2]*2" office:value-type="float" office:value="2000" calcext:value-type="float">
            <text:p>2000</text:p>
          </table:table-cell>
          <table:table-cell table:style-name="ce1" office:value-type="float" office:value="0.00000870699" calcext:value-type="float">
            <text:p>8.71E-06</text:p>
          </table:table-cell>
          <table:table-cell table:style-name="ce1" office:value-type="float" office:value="0.00000540301" calcext:value-type="float">
            <text:p>5.40E-06</text:p>
          </table:table-cell>
          <table:table-cell table:formula="of:=[.B3]/[.C3]" office:value-type="float" office:value="1.61150728945532" calcext:value-type="float">
            <text:p>1.6115072895</text:p>
          </table:table-cell>
          <table:table-cell table:style-name="ce1" office:value-type="float" office:value="0.00000728003" calcext:value-type="float">
            <text:p>7.28E-06</text:p>
          </table:table-cell>
          <table:table-cell table:style-name="ce1" office:value-type="float" office:value="0.00000305806" calcext:value-type="float">
            <text:p>3.06E-06</text:p>
          </table:table-cell>
          <table:table-cell table:formula="of:=[.E3]/[.F3]" office:value-type="float" office:value="2.38060404308614" calcext:value-type="float">
            <text:p>2.3806040431</text:p>
          </table:table-cell>
        </table:table-row>
        <table:table-row table:style-name="ro1">
          <table:table-cell table:formula="of:=[.A3]*2" office:value-type="float" office:value="4000" calcext:value-type="float">
            <text:p>4000</text:p>
          </table:table-cell>
          <table:table-cell table:style-name="ce1" office:value-type="float" office:value="0.000018387" calcext:value-type="float">
            <text:p>1.84E-05</text:p>
          </table:table-cell>
          <table:table-cell table:style-name="ce1" office:value-type="float" office:value="0.000010998" calcext:value-type="float">
            <text:p>1.10E-05</text:p>
          </table:table-cell>
          <table:table-cell table:formula="of:=[.B4]/[.C4]" office:value-type="float" office:value="1.67184942716858" calcext:value-type="float">
            <text:p>1.6718494272</text:p>
          </table:table-cell>
          <table:table-cell table:style-name="ce1" office:value-type="float" office:value="0.000014029" calcext:value-type="float">
            <text:p>1.40E-05</text:p>
          </table:table-cell>
          <table:table-cell table:style-name="ce1" office:value-type="float" office:value="0.00000565301" calcext:value-type="float">
            <text:p>5.65E-06</text:p>
          </table:table-cell>
          <table:table-cell table:formula="of:=[.E4]/[.F4]" office:value-type="float" office:value="2.48168674741421" calcext:value-type="float">
            <text:p>2.4816867474</text:p>
          </table:table-cell>
        </table:table-row>
        <table:table-row table:style-name="ro1">
          <table:table-cell table:formula="of:=[.A4]*2" office:value-type="float" office:value="8000" calcext:value-type="float">
            <text:p>8000</text:p>
          </table:table-cell>
          <table:table-cell table:style-name="ce1" office:value-type="float" office:value="0.000061233" calcext:value-type="float">
            <text:p>6.12E-05</text:p>
          </table:table-cell>
          <table:table-cell table:style-name="ce1" office:value-type="float" office:value="0.00001942" calcext:value-type="float">
            <text:p>1.94E-05</text:p>
          </table:table-cell>
          <table:table-cell table:formula="of:=[.B5]/[.C5]" office:value-type="float" office:value="3.15308959835221" calcext:value-type="float">
            <text:p>3.1530895984</text:p>
          </table:table-cell>
          <table:table-cell table:style-name="ce1" office:value-type="float" office:value="0.0000265" calcext:value-type="float">
            <text:p>2.65E-05</text:p>
          </table:table-cell>
          <table:table-cell table:style-name="ce1" office:value-type="float" office:value="0.000011442" calcext:value-type="float">
            <text:p>1.14E-05</text:p>
          </table:table-cell>
          <table:table-cell table:formula="of:=[.E5]/[.F5]" office:value-type="float" office:value="2.31602866631708" calcext:value-type="float">
            <text:p>2.3160286663</text:p>
          </table:table-cell>
        </table:table-row>
        <table:table-row table:style-name="ro1">
          <table:table-cell table:formula="of:=[.A5]*2" office:value-type="float" office:value="16000" calcext:value-type="float">
            <text:p>16000</text:p>
          </table:table-cell>
          <table:table-cell table:style-name="ce1" office:value-type="float" office:value="0.000072335" calcext:value-type="float">
            <text:p>7.23E-05</text:p>
          </table:table-cell>
          <table:table-cell table:style-name="ce1" office:value-type="float" office:value="0.000036983" calcext:value-type="float">
            <text:p>3.70E-05</text:p>
          </table:table-cell>
          <table:table-cell table:formula="of:=[.B6]/[.C6]" office:value-type="float" office:value="1.95589865613931" calcext:value-type="float">
            <text:p>1.9558986561</text:p>
          </table:table-cell>
          <table:table-cell table:style-name="ce1" office:value-type="float" office:value="0.000053609" calcext:value-type="float">
            <text:p>5.36E-05</text:p>
          </table:table-cell>
          <table:table-cell table:style-name="ce1" office:value-type="float" office:value="0.000022226" calcext:value-type="float">
            <text:p>2.22E-05</text:p>
          </table:table-cell>
          <table:table-cell table:formula="of:=[.E6]/[.F6]" office:value-type="float" office:value="2.41199496085665" calcext:value-type="float">
            <text:p>2.4119949609</text:p>
          </table:table-cell>
        </table:table-row>
        <table:table-row table:style-name="ro1">
          <table:table-cell table:formula="of:=[.A6]*2" office:value-type="float" office:value="32000" calcext:value-type="float">
            <text:p>32000</text:p>
          </table:table-cell>
          <table:table-cell office:value-type="float" office:value="0.000139699" calcext:value-type="float">
            <text:p>0.000139699</text:p>
          </table:table-cell>
          <table:table-cell table:style-name="ce1" office:value-type="float" office:value="0.000076001" calcext:value-type="float">
            <text:p>7.60E-05</text:p>
          </table:table-cell>
          <table:table-cell table:formula="of:=[.B7]/[.C7]" office:value-type="float" office:value="1.83812055104538" calcext:value-type="float">
            <text:p>1.838120551</text:p>
          </table:table-cell>
          <table:table-cell office:value-type="float" office:value="0.000105748" calcext:value-type="float">
            <text:p>0.000105748</text:p>
          </table:table-cell>
          <table:table-cell table:style-name="ce1" office:value-type="float" office:value="0.000043809" calcext:value-type="float">
            <text:p>4.38E-05</text:p>
          </table:table-cell>
          <table:table-cell table:formula="of:=[.E7]/[.F7]" office:value-type="float" office:value="2.41384190463147" calcext:value-type="float">
            <text:p>2.4138419046</text:p>
          </table:table-cell>
        </table:table-row>
        <table:table-row table:style-name="ro1">
          <table:table-cell table:formula="of:=[.A7]*2" office:value-type="float" office:value="64000" calcext:value-type="float">
            <text:p>64000</text:p>
          </table:table-cell>
          <table:table-cell office:value-type="float" office:value="0.00031641" calcext:value-type="float">
            <text:p>0.00031641</text:p>
          </table:table-cell>
          <table:table-cell office:value-type="float" office:value="0.000143368" calcext:value-type="float">
            <text:p>0.000143368</text:p>
          </table:table-cell>
          <table:table-cell table:formula="of:=[.B8]/[.C8]" office:value-type="float" office:value="2.20697784721835" calcext:value-type="float">
            <text:p>2.2069778472</text:p>
          </table:table-cell>
          <table:table-cell office:value-type="float" office:value="0.000247286" calcext:value-type="float">
            <text:p>0.000247286</text:p>
          </table:table-cell>
          <table:table-cell table:style-name="ce1" office:value-type="float" office:value="0.000086795" calcext:value-type="float">
            <text:p>8.68E-05</text:p>
          </table:table-cell>
          <table:table-cell table:formula="of:=[.E8]/[.F8]" office:value-type="float" office:value="2.84908116827006" calcext:value-type="float">
            <text:p>2.8490811683</text:p>
          </table:table-cell>
        </table:table-row>
        <table:table-row table:style-name="ro1">
          <table:table-cell table:formula="of:=[.A8]*2" office:value-type="float" office:value="128000" calcext:value-type="float">
            <text:p>128000</text:p>
          </table:table-cell>
          <table:table-cell office:value-type="float" office:value="0.000599938" calcext:value-type="float">
            <text:p>0.000599938</text:p>
          </table:table-cell>
          <table:table-cell office:value-type="float" office:value="0.000303029" calcext:value-type="float">
            <text:p>0.000303029</text:p>
          </table:table-cell>
          <table:table-cell table:formula="of:=[.B9]/[.C9]" office:value-type="float" office:value="1.97980391315683" calcext:value-type="float">
            <text:p>1.9798039132</text:p>
          </table:table-cell>
          <table:table-cell office:value-type="float" office:value="0.000420625" calcext:value-type="float">
            <text:p>0.000420625</text:p>
          </table:table-cell>
          <table:table-cell office:value-type="float" office:value="0.000198609" calcext:value-type="float">
            <text:p>0.000198609</text:p>
          </table:table-cell>
          <table:table-cell table:formula="of:=[.E9]/[.F9]" office:value-type="float" office:value="2.11785467929449" calcext:value-type="float">
            <text:p>2.1178546793</text:p>
          </table:table-cell>
        </table:table-row>
        <table:table-row table:style-name="ro1">
          <table:table-cell table:formula="of:=[.A9]*2" office:value-type="float" office:value="256000" calcext:value-type="float">
            <text:p>256000</text:p>
          </table:table-cell>
          <table:table-cell office:value-type="float" office:value="0.00117419" calcext:value-type="float">
            <text:p>0.00117419</text:p>
          </table:table-cell>
          <table:table-cell office:value-type="float" office:value="0.000612837" calcext:value-type="float">
            <text:p>0.000612837</text:p>
          </table:table-cell>
          <table:table-cell table:formula="of:=[.B10]/[.C10]" office:value-type="float" office:value="1.91599071204904" calcext:value-type="float">
            <text:p>1.915990712</text:p>
          </table:table-cell>
          <table:table-cell office:value-type="float" office:value="0.000840106" calcext:value-type="float">
            <text:p>0.000840106</text:p>
          </table:table-cell>
          <table:table-cell office:value-type="float" office:value="0.00038606" calcext:value-type="float">
            <text:p>0.00038606</text:p>
          </table:table-cell>
          <table:table-cell table:formula="of:=[.E10]/[.F10]" office:value-type="float" office:value="2.17610216028597" calcext:value-type="float">
            <text:p>2.1761021603</text:p>
          </table:table-cell>
        </table:table-row>
        <table:table-row table:style-name="ro1">
          <table:table-cell table:formula="of:=[.A10]*2" office:value-type="float" office:value="512000" calcext:value-type="float">
            <text:p>512000</text:p>
          </table:table-cell>
          <table:table-cell office:value-type="float" office:value="0.00219531" calcext:value-type="float">
            <text:p>0.00219531</text:p>
          </table:table-cell>
          <table:table-cell office:value-type="float" office:value="0.00109616" calcext:value-type="float">
            <text:p>0.00109616</text:p>
          </table:table-cell>
          <table:table-cell table:formula="of:=[.B11]/[.C11]" office:value-type="float" office:value="2.00272770398482" calcext:value-type="float">
            <text:p>2.002727704</text:p>
          </table:table-cell>
          <table:table-cell office:value-type="float" office:value="0.00179941" calcext:value-type="float">
            <text:p>0.00179941</text:p>
          </table:table-cell>
          <table:table-cell office:value-type="float" office:value="0.000537458" calcext:value-type="float">
            <text:p>0.000537458</text:p>
          </table:table-cell>
          <table:table-cell table:formula="of:=[.E11]/[.F11]" office:value-type="float" office:value="3.34800114613607" calcext:value-type="float">
            <text:p>3.3480011461</text:p>
          </table:table-cell>
        </table:table-row>
        <table:table-row table:style-name="ro1">
          <table:table-cell table:formula="of:=[.A11]*2" office:value-type="float" office:value="1024000" calcext:value-type="float">
            <text:p>1024000</text:p>
          </table:table-cell>
          <table:table-cell office:value-type="float" office:value="0.00367902" calcext:value-type="float">
            <text:p>0.00367902</text:p>
          </table:table-cell>
          <table:table-cell office:value-type="float" office:value="0.00162947" calcext:value-type="float">
            <text:p>0.00162947</text:p>
          </table:table-cell>
          <table:table-cell table:formula="of:=[.B12]/[.C12]" office:value-type="float" office:value="2.25780161647652" calcext:value-type="float">
            <text:p>2.2578016165</text:p>
          </table:table-cell>
          <table:table-cell office:value-type="float" office:value="0.00302554" calcext:value-type="float">
            <text:p>0.00302554</text:p>
          </table:table-cell>
          <table:table-cell office:value-type="float" office:value="0.000848628" calcext:value-type="float">
            <text:p>0.000848628</text:p>
          </table:table-cell>
          <table:table-cell table:formula="of:=[.E12]/[.F12]" office:value-type="float" office:value="3.56521349755134" calcext:value-type="float">
            <text:p>3.5652134976</text:p>
          </table:table-cell>
        </table:table-row>
        <table:table-row table:style-name="ro1">
          <table:table-cell table:formula="of:=[.A12]*2" office:value-type="float" office:value="2048000" calcext:value-type="float">
            <text:p>2048000</text:p>
          </table:table-cell>
          <table:table-cell office:value-type="float" office:value="0.00682003" calcext:value-type="float">
            <text:p>0.00682003</text:p>
          </table:table-cell>
          <table:table-cell office:value-type="float" office:value="0.00245888" calcext:value-type="float">
            <text:p>0.00245888</text:p>
          </table:table-cell>
          <table:table-cell table:formula="of:=[.B13]/[.C13]" office:value-type="float" office:value="2.77363271082769" calcext:value-type="float">
            <text:p>2.7736327108</text:p>
          </table:table-cell>
          <table:table-cell office:value-type="float" office:value="0.00556708" calcext:value-type="float">
            <text:p>0.00556708</text:p>
          </table:table-cell>
          <table:table-cell office:value-type="float" office:value="0.00133526" calcext:value-type="float">
            <text:p>0.00133526</text:p>
          </table:table-cell>
          <table:table-cell table:formula="of:=[.E13]/[.F13]" office:value-type="float" office:value="4.16928538262211" calcext:value-type="float">
            <text:p>4.1692853826</text:p>
          </table:table-cell>
        </table:table-row>
        <table:table-row table:style-name="ro1">
          <table:table-cell table:formula="of:=[.A13]*2" office:value-type="float" office:value="4096000" calcext:value-type="float">
            <text:p>4096000</text:p>
          </table:table-cell>
          <table:table-cell office:value-type="float" office:value="0.0129881" calcext:value-type="float">
            <text:p>0.0129881</text:p>
          </table:table-cell>
          <table:table-cell office:value-type="float" office:value="0.00429437" calcext:value-type="float">
            <text:p>0.00429437</text:p>
          </table:table-cell>
          <table:table-cell table:formula="of:=[.B14]/[.C14]" office:value-type="float" office:value="3.02444828927177" calcext:value-type="float">
            <text:p>3.0244482893</text:p>
          </table:table-cell>
          <table:table-cell office:value-type="float" office:value="0.0106389" calcext:value-type="float">
            <text:p>0.0106389</text:p>
          </table:table-cell>
          <table:table-cell office:value-type="float" office:value="0.00237506" calcext:value-type="float">
            <text:p>0.00237506</text:p>
          </table:table-cell>
          <table:table-cell table:formula="of:=[.E14]/[.F14]" office:value-type="float" office:value="4.47942367771762" calcext:value-type="float">
            <text:p>4.4794236777</text:p>
          </table:table-cell>
        </table:table-row>
        <table:table-row table:style-name="ro1">
          <table:table-cell table:formula="of:=[.A14]*2" office:value-type="float" office:value="8192000" calcext:value-type="float">
            <text:p>8192000</text:p>
          </table:table-cell>
          <table:table-cell office:value-type="float" office:value="0.0240146" calcext:value-type="float">
            <text:p>0.0240146</text:p>
          </table:table-cell>
          <table:table-cell office:value-type="float" office:value="0.00672416" calcext:value-type="float">
            <text:p>0.00672416</text:p>
          </table:table-cell>
          <table:table-cell table:formula="of:=[.B15]/[.C15]" office:value-type="float" office:value="3.57139032979584" calcext:value-type="float">
            <text:p>3.5713903298</text:p>
          </table:table-cell>
          <table:table-cell office:value-type="float" office:value="0.0229973" calcext:value-type="float">
            <text:p>0.0229973</text:p>
          </table:table-cell>
          <table:table-cell office:value-type="float" office:value="0.00432523" calcext:value-type="float">
            <text:p>0.00432523</text:p>
          </table:table-cell>
          <table:table-cell table:formula="of:=[.E15]/[.F15]" office:value-type="float" office:value="5.31701204329018" calcext:value-type="float">
            <text:p>5.3170120433</text:p>
          </table:table-cell>
        </table:table-row>
        <table:table-row table:style-name="ro1">
          <table:table-cell table:formula="of:=[.A15]*2" office:value-type="float" office:value="16384000" calcext:value-type="float">
            <text:p>16384000</text:p>
          </table:table-cell>
          <table:table-cell office:value-type="float" office:value="0.0482962" calcext:value-type="float">
            <text:p>0.0482962</text:p>
          </table:table-cell>
          <table:table-cell office:value-type="float" office:value="0.0133361" calcext:value-type="float">
            <text:p>0.0133361</text:p>
          </table:table-cell>
          <table:table-cell table:formula="of:=[.B16]/[.C16]" office:value-type="float" office:value="3.62146354631414" calcext:value-type="float">
            <text:p>3.6214635463</text:p>
          </table:table-cell>
          <table:table-cell office:value-type="float" office:value="0.0418496" calcext:value-type="float">
            <text:p>0.0418496</text:p>
          </table:table-cell>
          <table:table-cell office:value-type="float" office:value="0.00854247" calcext:value-type="float">
            <text:p>0.00854247</text:p>
          </table:table-cell>
          <table:table-cell table:formula="of:=[.E16]/[.F16]" office:value-type="float" office:value="4.8990046204435" calcext:value-type="float">
            <text:p>4.8990046204</text:p>
          </table:table-cell>
        </table:table-row>
        <table:table-row table:style-name="ro1">
          <table:table-cell office:value-type="float" office:value="32000000" calcext:value-type="float">
            <text:p>32000000</text:p>
          </table:table-cell>
          <table:table-cell office:value-type="float" office:value="0.0922562" calcext:value-type="float">
            <text:p>0.0922562</text:p>
          </table:table-cell>
          <table:table-cell office:value-type="float" office:value="0.0233799" calcext:value-type="float">
            <text:p>0.0233799</text:p>
          </table:table-cell>
          <table:table-cell table:formula="of:=[.B17]/[.C17]" office:value-type="float" office:value="3.94596212986369" calcext:value-type="float">
            <text:p>3.9459621299</text:p>
          </table:table-cell>
          <table:table-cell office:value-type="float" office:value="0.0796992" calcext:value-type="float">
            <text:p>0.0796992</text:p>
          </table:table-cell>
          <table:table-cell office:value-type="float" office:value="0.0161742" calcext:value-type="float">
            <text:p>0.0161742</text:p>
          </table:table-cell>
          <table:table-cell table:formula="of:=[.E17]/[.F17]" office:value-type="float" office:value="4.92755128538042" calcext:value-type="float">
            <text:p>4.9275512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Wilson</meta:initial-creator>
    <meta:creation-date>2018-05-21T17:17:00.622710947</meta:creation-date>
    <meta:generator>LibreOffice/5.0.6.2$Linux_X86_64 LibreOffice_project/00$Build-2</meta:generator>
    <dc:date>2018-05-21T18:31:13.600609524</dc:date>
    <dc:creator>James Wilson</dc:creator>
    <meta:editing-duration>PT1H14M11S</meta:editing-duration>
    <meta:editing-cycles>6</meta:editing-cycles>
    <meta:document-statistic meta:table-count="1" meta:cell-count="118" meta:object-count="0"/>
  </office:meta>
</office:document-meta>
</file>